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draw:fill="solid" draw:fill-color="#e6e6e6" draw:textarea-horizontal-align="center" draw:textarea-vertical-align="middle"/>
    </style:style>
    <style:style style:name="gr2" style:family="graphic" style:parent-style-name="standard">
      <style:graphic-properties draw:fill="solid" draw:fill-color="#cccccc" draw:textarea-horizontal-align="center" draw:textarea-vertical-align="middle"/>
    </style:style>
    <style:style style:name="gr3" style:family="graphic" style:parent-style-name="standard">
      <style:graphic-properties draw:marker-end="Arrowheads_20_1" draw:marker-end-width="0.3cm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623cm"/>
    </style:style>
    <style:style style:name="gr5" style:family="graphic" style:parent-style-name="standard">
      <style:graphic-properties draw:marker-start="Arrowheads_20_1" draw:marker-end="Arrowheads_20_1" draw:marker-end-width="0.3cm"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margin-left="0cm" fo:margin-right="0cm" fo:text-align="center" fo:text-indent="0cm"/>
      <style:text-properties fo:font-size="12pt" style:font-size-asian="12pt" style:font-size-complex="12pt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fo:text-indent="0cm"/>
      <style:text-properties fo:font-size="10pt" style:font-size-asian="10pt" style:font-size-complex="10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g>
          <draw:rect draw:style-name="gr1" draw:text-style-name="P2" draw:id="id9" draw:layer="layout" svg:width="2.286cm" svg:height="1.481cm" svg:x="2.905cm" svg:y="13.7cm">
            <text:p text:style-name="P1"><text:span text:style-name="T1">cable</text:span></text:p>
            <text:p text:style-name="P1"><text:span text:style-name="T1">parallel</text:span></text:p>
          </draw:rect>
          <draw:rect draw:style-name="gr1" draw:text-style-name="P3" draw:id="id7" draw:layer="layout" svg:width="2.54cm" svg:height="1.481cm" svg:x="5.445cm" svg:y="13.7cm">
            <text:p text:style-name="P1"><text:span text:style-name="T1">cable</text:span></text:p>
            <text:p text:style-name="P1"><text:span text:style-name="T1">usbblaster</text:span></text:p>
          </draw:rect>
          <draw:rect draw:style-name="gr1" draw:text-style-name="P3" draw:id="id8" draw:layer="layout" svg:width="2.328cm" svg:height="1.481cm" svg:x="8.197cm" svg:y="13.7cm">
            <text:p text:style-name="P1"><text:span text:style-name="T1">cable</text:span></text:p>
            <text:p text:style-name="P1"><text:span text:style-name="T1">...</text:span></text:p>
          </draw:rect>
          <draw:rect draw:style-name="gr1" draw:text-style-name="P3" draw:id="id6" draw:layer="layout" svg:width="2.54cm" svg:height="1.481cm" svg:x="5.445cm" svg:y="10.949cm">
            <text:p text:style-name="P1"><text:span text:style-name="T1">cable</text:span></text:p>
            <text:p text:style-name="P1"><text:span text:style-name="T1">common</text:span></text:p>
          </draw:rect>
          <draw:rect draw:style-name="gr1" draw:text-style-name="P3" draw:id="id5" draw:layer="layout" svg:width="2.54cm" svg:height="1.905cm" svg:x="5.445cm" svg:y="8.62cm">
            <text:p text:style-name="P1"><text:span text:style-name="T1">chain</text:span></text:p>
            <text:p text:style-name="P1"><text:span text:style-name="T1">commands</text:span></text:p>
          </draw:rect>
          <draw:rect draw:style-name="gr1" draw:text-style-name="P3" draw:id="id3" draw:layer="layout" svg:width="2.328cm" svg:height="1.481cm" svg:x="3.964cm" svg:y="5.869cm">
            <text:p text:style-name="P1"><text:span text:style-name="T1">adv_dbg</text:span></text:p>
            <text:p text:style-name="P1"><text:span text:style-name="T1">commands</text:span></text:p>
          </draw:rect>
          <draw:rect draw:style-name="gr1" draw:text-style-name="P1" draw:id="id4" draw:layer="layout" svg:width="2.328cm" svg:height="1.481cm" svg:x="7.35cm" svg:y="5.869cm">
            <text:p text:style-name="P1"><text:span text:style-name="T1">legacy_dbg</text:span></text:p>
            <text:p text:style-name="P1"><text:span text:style-name="T1">commands</text:span></text:p>
          </draw:rect>
          <draw:rect draw:style-name="gr1" draw:text-style-name="P3" draw:id="id2" draw:layer="layout" svg:width="2.328cm" svg:height="1.27cm" svg:x="5.657cm" svg:y="3.54cm">
            <text:p text:style-name="P1"><text:span text:style-name="T1">dbg_api</text:span></text:p>
          </draw:rect>
          <draw:rect draw:style-name="gr1" draw:text-style-name="P1" draw:id="id1" draw:layer="layout" svg:width="2.328cm" svg:height="1.523cm" svg:x="8.832cm" svg:y="1cm">
            <text:p text:style-name="P1"><text:span text:style-name="T1">RSP</text:span></text:p>
            <text:p text:style-name="P1"><text:span text:style-name="T1">server</text:span></text:p>
          </draw:rect>
          <draw:rect draw:style-name="gr2" draw:text-style-name="P3" draw:id="id11" draw:layer="layout" svg:width="2.328cm" svg:height="1.905cm" svg:x="11.795cm" svg:y="8.62cm">
            <text:p text:style-name="P1"><text:span text:style-name="T1">adv_jtag</text:span></text:p>
            <text:p text:style-name="P1"><text:span text:style-name="T1">bridge</text:span></text:p>
            <text:p text:style-name="P1"><text:span text:style-name="T1">(main)</text:span></text:p>
          </draw:rect>
          <draw:rect draw:style-name="gr1" draw:text-style-name="P3" draw:id="id10" draw:layer="layout" svg:width="2.328cm" svg:height="1.27cm" svg:x="11.795cm" svg:y="3.54cm">
            <text:p text:style-name="P1"><text:span text:style-name="T1">or32</text:span></text:p>
            <text:p text:style-name="P1"><text:span text:style-name="T1">selftest</text:span></text:p>
          </draw:rect>
          <draw:rect draw:style-name="gr1" draw:text-style-name="P3" draw:id="id12" draw:layer="layout" svg:width="2.328cm" svg:height="1.481cm" svg:x="11.795cm" svg:y="11.16cm">
            <text:p text:style-name="P1"><text:span text:style-name="T1">BSDL</text:span></text:p>
          </draw:rect>
          <draw:connector draw:style-name="gr3" draw:text-style-name="P4" draw:layer="layout" svg:x1="9.996cm" svg:y1="2.523cm" svg:x2="6.821cm" svg:y2="3.54cm" draw:start-shape="id1" draw:start-glue-point="2" draw:end-shape="id2" draw:end-glue-point="0">
            <text:p text:style-name="P5"/>
          </draw:connector>
          <draw:connector draw:style-name="gr3" draw:text-style-name="P4" draw:layer="layout" svg:x1="6.821cm" svg:y1="4.81cm" svg:x2="5.128cm" svg:y2="5.869cm" draw:start-shape="id2" draw:start-glue-point="2" draw:end-shape="id3" draw:end-glue-point="0">
            <text:p text:style-name="P5"/>
          </draw:connector>
          <draw:connector draw:style-name="gr3" draw:text-style-name="P4" draw:layer="layout" svg:x1="6.821cm" svg:y1="4.81cm" svg:x2="8.514cm" svg:y2="5.869cm" draw:start-shape="id2" draw:start-glue-point="2" draw:end-shape="id4" draw:end-glue-point="0">
            <text:p text:style-name="P5"/>
          </draw:connector>
          <draw:connector draw:style-name="gr3" draw:text-style-name="P4" draw:layer="layout" svg:x1="5.128cm" svg:y1="7.35cm" svg:x2="6.715cm" svg:y2="8.62cm" draw:start-shape="id3" draw:start-glue-point="2" draw:end-shape="id5" draw:end-glue-point="0">
            <text:p text:style-name="P5"/>
          </draw:connector>
          <draw:connector draw:style-name="gr3" draw:text-style-name="P4" draw:layer="layout" svg:x1="8.514cm" svg:y1="7.35cm" svg:x2="6.715cm" svg:y2="8.62cm" draw:start-shape="id4" draw:start-glue-point="2" draw:end-shape="id5" draw:end-glue-point="0">
            <text:p text:style-name="P5"/>
          </draw:connector>
          <draw:connector draw:style-name="gr3" draw:text-style-name="P4" draw:layer="layout" svg:x1="6.715cm" svg:y1="10.525cm" svg:x2="6.715cm" svg:y2="10.949cm" draw:start-shape="id5" draw:start-glue-point="2" draw:end-shape="id6" draw:end-glue-point="0">
            <text:p text:style-name="P5"/>
          </draw:connector>
          <draw:connector draw:style-name="gr3" draw:text-style-name="P4" draw:layer="layout" svg:x1="6.715cm" svg:y1="12.43cm" svg:x2="6.715cm" svg:y2="13.7cm" draw:start-shape="id6" draw:start-glue-point="2" draw:end-shape="id7" draw:end-glue-point="0">
            <text:p text:style-name="P5"/>
          </draw:connector>
          <draw:connector draw:style-name="gr3" draw:text-style-name="P4" draw:layer="layout" svg:x1="6.715cm" svg:y1="12.43cm" svg:x2="9.361cm" svg:y2="13.7cm" draw:start-shape="id6" draw:start-glue-point="2" draw:end-shape="id8" draw:end-glue-point="0">
            <text:p text:style-name="P5"/>
          </draw:connector>
          <draw:connector draw:style-name="gr3" draw:text-style-name="P4" draw:layer="layout" svg:x1="6.715cm" svg:y1="12.43cm" svg:x2="4.048cm" svg:y2="13.7cm" draw:start-shape="id6" draw:start-glue-point="2" draw:end-shape="id9" draw:end-glue-point="0">
            <text:p text:style-name="P5"/>
          </draw:connector>
          <draw:connector draw:style-name="gr3" draw:text-style-name="P4" draw:layer="layout" svg:x1="11.795cm" svg:y1="4.175cm" svg:x2="7.985cm" svg:y2="4.175cm" draw:start-shape="id10" draw:start-glue-point="3" draw:end-shape="id2" draw:end-glue-point="1">
            <text:p text:style-name="P5"/>
          </draw:connector>
          <draw:connector draw:style-name="gr3" draw:text-style-name="P4" draw:layer="layout" svg:x1="12.959cm" svg:y1="8.62cm" svg:x2="12.959cm" svg:y2="4.81cm" draw:start-shape="id11" draw:start-glue-point="0" draw:end-shape="id10" draw:end-glue-point="2">
            <text:p text:style-name="P5"/>
          </draw:connector>
          <draw:connector draw:style-name="gr3" draw:text-style-name="P4" draw:layer="layout" svg:x1="12.959cm" svg:y1="10.525cm" svg:x2="12.959cm" svg:y2="11.16cm" draw:start-shape="id11" draw:start-glue-point="2" draw:end-shape="id12" draw:end-glue-point="0">
            <text:p text:style-name="P5"/>
          </draw:connector>
          <draw:connector draw:style-name="gr3" draw:text-style-name="P4" draw:layer="layout" svg:x1="11.795cm" svg:y1="9.572cm" svg:x2="7.985cm" svg:y2="9.572cm" draw:start-shape="id11" draw:start-glue-point="3" draw:end-shape="id5">
            <text:p text:style-name="P5"/>
          </draw:connector>
          <draw:connector draw:style-name="gr3" draw:text-style-name="P4" draw:layer="layout" svg:x1="14.123cm" svg:y1="9.572cm" svg:x2="11.16cm" svg:y2="1.761cm" draw:start-shape="id11" draw:start-glue-point="1" draw:end-shape="id1">
            <text:p text:style-name="P5"/>
          </draw:connector>
          <draw:frame draw:style-name="gr4" draw:text-style-name="P6" draw:layer="layout" svg:width="2.841cm" svg:height="0.873cm" svg:x="8.954cm" svg:y="9.017cm">
            <draw:text-box>
              <text:p text:style-name="P5"><text:span text:style-name="T2">(startup only)</text:span></text:p>
            </draw:text-box>
          </draw:frame>
          <draw:rect draw:style-name="gr1" draw:text-style-name="P1" draw:id="id13" draw:layer="layout" svg:width="2.328cm" svg:height="1.523cm" svg:x="2.482cm" svg:y="1cm">
            <text:p text:style-name="P1"><text:span text:style-name="T1">JSP</text:span></text:p>
            <text:p text:style-name="P1"><text:span text:style-name="T1">server</text:span></text:p>
          </draw:rect>
          <draw:connector draw:style-name="gr3" draw:text-style-name="P4" draw:layer="layout" svg:x1="3.646cm" svg:y1="2.523cm" svg:x2="6.821cm" svg:y2="3.54cm" draw:start-shape="id13" draw:start-glue-point="2" draw:end-shape="id2" draw:end-glue-point="0">
            <text:p text:style-name="P5"/>
          </draw:connector>
          <draw:rect draw:style-name="gr1" draw:text-style-name="P1" draw:id="id14" draw:layer="layout" svg:width="2.328cm" svg:height="1.523cm" svg:x="5.657cm" svg:y="1cm">
            <text:p text:style-name="P1"><text:span text:style-name="T1">hardware</text:span></text:p>
            <text:p text:style-name="P1"><text:span text:style-name="T1">monitor</text:span></text:p>
          </draw:rect>
          <draw:connector draw:style-name="gr3" draw:text-style-name="P4" draw:layer="layout" svg:x1="6.821cm" svg:y1="2.523cm" svg:x2="6.821cm" svg:y2="3.54cm" draw:start-shape="id14" draw:start-glue-point="2" draw:end-shape="id2" draw:end-glue-point="0">
            <text:p text:style-name="P5"/>
          </draw:connector>
          <draw:connector draw:style-name="gr5" draw:text-style-name="P4" draw:layer="layout" svg:x1="4.81cm" svg:y1="1.761cm" svg:x2="5.657cm" svg:y2="1.761cm" draw:start-shape="id13" draw:start-glue-point="1" draw:end-shape="id14" draw:end-glue-point="3">
            <text:p text:style-name="P5"/>
          </draw:connector>
          <draw:connector draw:style-name="gr5" draw:text-style-name="P4" draw:layer="layout" svg:x1="7.985cm" svg:y1="1.761cm" svg:x2="8.832cm" svg:y2="1.761cm" draw:start-shape="id14" draw:start-glue-point="1" draw:end-shape="id1" draw:end-glue-point="3">
            <text:p text:style-name="P5"/>
          </draw:connector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draw:marker draw:name="Arrowheads_20_1" draw:display-name="Arrowheads 1" svg:viewBox="0 0 1131 902" svg:d="m564 0-564 902h1131z"/>
    <draw:marker draw:name="Arrowheads_20_2" draw:display-name="Arrowheads 2" svg:viewBox="0 0 1013 1130" svg:d="m1009 1050-449-1008-22-30-29-12-34 12-21 26-449 1012-5 13v8l5 21 12 21 17 13 21 4h903l21-4 21-13 9-21 4-21v-8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3$Win32 OpenOffice.org_project/680m9$Build-9238</meta:generator>
    <meta:creation-date>2009-06-14T20:13:22</meta:creation-date>
    <dc:date>2010-03-29T19:15:19</dc:date>
    <meta:editing-cycles>12</meta:editing-cycles>
    <meta:editing-duration>PT45M50S</meta:editing-duration>
    <meta:user-defined meta:name="Info 1"/>
    <meta:user-defined meta:name="Info 2"/>
    <meta:user-defined meta:name="Info 3"/>
    <meta:user-defined meta:name="Info 4"/>
    <meta:document-statistic meta:object-count="34"/>
  </office:meta>
</office:document-meta>
</file>